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4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0"/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6378" table:default-cell-style-name="Default"/>
        <table:table-row table:style-name="ro1">
          <table:table-cell table:style-name="ce7" office:value-type="string" calcext:value-type="string">
            <text:p>block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siz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/w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0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 I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0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ion Numb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0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OFTRE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RE &amp; TA software reset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1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TARTRENDE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rawing star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1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EST_SELEC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st (writing this register is prohibited)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2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PARAM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se address for ISP parameters</text:p>
          </table:table-cell>
          <table:table-cell table:number-columns-repeated="16378"/>
        </table:table-row>
        <table:table-row table:style-name="ro1">
          <table:table-cell/>
          <table:table-cell table:style-name="ce10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2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REGION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se address for Region Arra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3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AN_SORT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pan Sorter control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4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VO_BORDER_C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order area col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4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R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read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4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W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write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4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W_LINESTRID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line stri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5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R_SOF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ad start address for field - 1/strip - 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5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R_SOF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ad start address for field - 2/strip - 2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5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R_SIZ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XY siz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6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W_SOF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rite start address for field - 1/strip - 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6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W_SOF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rite start address for field - 2/strip - 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6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X_CLI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ixel clip X coordina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6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Y_CLI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ixel clip Y coordinate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7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PU_SHAD_SCA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tensity Volume mo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7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PU_CULL_VA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mparison value for cull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7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PU_PARAM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rameter read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8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HALF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ixel sampling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8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PU_PERP_VA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mparison value for perpendicular polyg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8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ISP_BACKGND_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ckground surface dep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8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ISP_BACKGND_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ckground surface tag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9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ISP_FEED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ranslucent polygon sort mode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a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DRAM_REFRES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e memory refresh coun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a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DRAM_ARB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e memory arbiter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a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DRAM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e memory control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b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OG_COL_RA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for Look Up table Fo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b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OG_COL_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for vertex Fo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b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OG_DENSITY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og scal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b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OG_CLAMP_MAX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clamping maximum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c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OG_CLAMP_M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clamping minimum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c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TRIGGER_PO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trigger signal HV counter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c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HBLANK_I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-blank interrup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c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VBLANK_I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-blank interrup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d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CONTR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ync pulse generator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d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HBLAN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-blank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d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LO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V counter load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d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VBLAN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-blank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e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WIDT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ync width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e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EXT_CONTR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ing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e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VO_CONTR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deo outpu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e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VO_STARTX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deo output start X posi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f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VO_STARTY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deo output start Y posi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0f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CALER_CT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X &amp; Y scaler control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0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PAL_RAM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lette RAM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0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SPG_STATU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nc pulse generator statu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1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BURST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burs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1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FB_C_S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urrent frame buffer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1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Y_COEF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Y scaling coeffice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1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PT_ALPHA_RE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lpha value for Punch Through polygon comparison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2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OL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bject List write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2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ISP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SP/TSP Parameter write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2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OL_LIM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bject List write limi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3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ISP_LIM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SP/TSP Parameter limi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3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NEXT_OP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address for the Object Pointer B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3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ITP_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ing address where the next ISP/TSP Parameters are st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3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GLOB_TILE_CLI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lobal Tile Clip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4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ALLOC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bject lis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4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LIST_IN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A initializ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48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YUV_TEX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YUV422 texture write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4c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YUV_TEX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YUV converter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5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YUV_TEX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UV converter macro block counter value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60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LIST_CO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A continuation process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164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TA_NEXT_OPB_IN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itional OPB starting address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200</text:p>
          </table:table-cell>
          <table:table-cell table:style-name="ce9" office:value-type="string" calcext:value-type="string">
            <text:p>512</text:p>
          </table:table-cell>
          <table:table-cell office:value-type="string" calcext:value-type="string">
            <text:p>FOG_T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ook-up table fog data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0600</text:p>
          </table:table-cell>
          <table:table-cell table:style-name="ce9" office:value-type="string" calcext:value-type="string">
            <text:p>2400</text:p>
          </table:table-cell>
          <table:table-cell office:value-type="string" calcext:value-type="string">
            <text:p>TA_OL_POINT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 Object List Pointer data</text:p>
          </table:table-cell>
          <table:table-cell table:number-columns-repeated="16378"/>
        </table:table-row>
        <table:table-row table:style-name="ro1">
          <table:table-cell/>
          <table:table-cell table:style-name="ce9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9" office:value-type="string" calcext:value-type="string">
            <text:p>1000</text:p>
          </table:table-cell>
          <table:table-cell table:style-name="ce9" office:value-type="string" calcext:value-type="string">
            <text:p>4096</text:p>
          </table:table-cell>
          <table:table-cell office:value-type="string" calcext:value-type="string">
            <text:p>PALETTE_RA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lette RAM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22:15:16.2263796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6:19:37.474780128</meta:creation-date>
    <dc:date>2023-10-05T04:42:41.516993713</dc:date>
    <meta:editing-duration>PT22H23M3S</meta:editing-duration>
    <meta:editing-cycles>3</meta:editing-cycles>
    <meta:generator>LibreOffice/7.5.9.2$Linux_X86_64 LibreOffice_project/50$Build-2</meta:generator>
    <meta:document-statistic meta:table-count="1" meta:cell-count="432" meta:object-count="0"/>
  </office:meta>
</office:document-meta>
</file>